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564" officeooo:paragraph-rsid="000f5564"/>
    </style:style>
    <style:style style:name="P2" style:family="paragraph" style:parent-style-name="Standard">
      <style:text-properties fo:font-weight="bold" officeooo:rsid="000f5564" officeooo:paragraph-rsid="000f5564" style:font-weight-asian="bold" style:font-weight-complex="bold"/>
    </style:style>
    <style:style style:name="P3" style:family="paragraph" style:parent-style-name="Standard">
      <style:text-properties officeooo:rsid="001293d0" officeooo:paragraph-rsid="001293d0"/>
    </style:style>
    <style:style style:name="P4" style:family="paragraph" style:parent-style-name="Standard">
      <style:text-properties officeooo:rsid="00162af3" officeooo:paragraph-rsid="00162af3"/>
    </style:style>
    <style:style style:name="P5" style:family="paragraph" style:parent-style-name="Standard">
      <style:text-properties officeooo:rsid="00162af3" officeooo:paragraph-rsid="00172906"/>
    </style:style>
    <style:style style:name="P6" style:family="paragraph" style:parent-style-name="Standard">
      <style:text-properties officeooo:rsid="00162af3" officeooo:paragraph-rsid="00162af3"/>
    </style:style>
    <style:style style:name="P7" style:family="paragraph" style:parent-style-name="Standard">
      <style:text-properties officeooo:rsid="001a1dab" officeooo:paragraph-rsid="001a1dab"/>
    </style:style>
    <style:style style:name="P8" style:family="paragraph" style:parent-style-name="Standard">
      <style:text-properties officeooo:rsid="001d7cff" officeooo:paragraph-rsid="001d7cff"/>
    </style:style>
    <style:style style:name="T1" style:family="text">
      <style:text-properties officeooo:rsid="00122733"/>
    </style:style>
    <style:style style:name="T2" style:family="text">
      <style:text-properties officeooo:rsid="001293d0"/>
    </style:style>
    <style:style style:name="T3" style:family="text">
      <style:text-properties officeooo:rsid="00162427"/>
    </style:style>
    <style:style style:name="T4" style:family="text">
      <style:text-properties officeooo:rsid="00162af3"/>
    </style:style>
    <style:style style:name="T5" style:family="text">
      <style:text-properties officeooo:rsid="001d7cff"/>
    </style:style>
    <style:style style:name="T6" style:family="text">
      <style:text-properties officeooo:rsid="001dd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cific Requirements</text:p>
      <text:p text:style-name="P1">1. Restrictions</text:p>
      <text:p text:style-name="P1"><text:tab/>1.1. User Side</text:p>
      <text:p text:style-name="P1"><text:tab/><text:tab/>1.1.1. Software</text:p>
      <text:p text:style-name="P1"><text:tab/><text:tab/><text:tab/>1.1.1.1.<text:tab/><text:span text:style-name="T1">Google Chrome</text:span> or Mozilla Firefox</text:p>
      <text:p text:style-name="P1"><text:tab/><text:tab/>1.1.2. Hardware</text:p>
      <text:p text:style-name="P1"><text:tab/><text:tab/><text:tab/>1.1.2.1. <text:tab/>Department Laboratory Terminal</text:p>
      <text:p text:style-name="P1"><text:tab/>1.2. System Side</text:p>
      <text:p text:style-name="P1"><text:tab/><text:tab/>1.2.1.<text:tab/>Software</text:p>
      <text:p text:style-name="P1"><text:tab/><text:tab/><text:tab/>1.2.1.1.<text:tab/>Web-based application</text:p>
      <text:p text:style-name="P1"><text:tab/><text:tab/><text:tab/>1.2.1.2.<text:tab/>Database information storage system</text:p>
      <text:p text:style-name="P1">2. Data Structure</text:p>
      <text:p text:style-name="P1"><text:tab/>2.<text:span text:style-name="T1">1</text:span>. Customer has these attributes</text:p>
      <text:p text:style-name="P1"><text:tab/><text:tab/>2.2.1. Unique <text:span text:style-name="T1">Email</text:span></text:p>
      <text:p text:style-name="P1"><text:tab/><text:tab/>2.2.2. <text:span text:style-name="T1">Unique Password</text:span></text:p>
      <text:p text:style-name="P1"><text:tab/><text:tab/>2.2.3. <text:span text:style-name="T1">Unique FaceBook Credentials</text:span></text:p>
      <text:p text:style-name="P1"><text:tab/><text:tab/>2.2.<text:span text:style-name="T2">4. Unique Mobile Number</text:span></text:p>
      <text:p text:style-name="P3">3. Authentication System</text:p>
      <text:p text:style-name="P3"><text:tab/>3.1. User Level</text:p>
      <text:p text:style-name="P3"><text:tab/><text:tab/>3.1.1.<text:tab/>Customer (unlimited, open creation, unlimited orders)</text:p>
      <text:p text:style-name="P3"><text:tab/>3.2. Account Creation</text:p>
      <text:p text:style-name="P3"><text:tab/><text:tab/>3.2.1.<text:tab/>Everyone is allowed to create an account</text:p>
      <text:p text:style-name="P3"><text:tab/><text:tab/>3.2.2.<text:tab/>Required Information</text:p>
      <text:p text:style-name="P3"><text:tab/><text:tab/><text:tab/>3.2.<text:span text:style-name="T3">2</text:span>.<text:span text:style-name="T3">1.<text:tab/></text:span>Listed in section 2.<text:span text:style-name="T3">1</text:span></text:p>
      <text:p text:style-name="P3"><text:tab/>3.3. Account Modification</text:p>
      <text:p text:style-name="P3"><text:tab/><text:tab/>3.3.1.<text:tab/>Users <text:span text:style-name="T4">can</text:span> able to modify any aspect of their account after creation <text:span text:style-name="T4">but with <text:tab/><text:tab/><text:tab/>the valid credentials.</text:span></text:p>
      <text:p text:style-name="P3"><text:tab/>3.4. Login and Logout</text:p>
      <text:p text:style-name="P3"><text:tab/><text:tab/>3.4.1.<text:tab/>There is no lost-password recovery</text:p>
      <text:p text:style-name="P3"><text:tab/><text:tab/>3.4.2.<text:tab/>Logging in allows one to logout<text:tab/></text:p>
      <text:p text:style-name="P3"><text:tab/><text:tab/>3.4.3.<text:tab/>Logging in allows checkout</text:p>
      <text:p text:style-name="P3"><text:tab/><text:tab/>3.4.4. There is a 30-minute session time out after which a logged in user will be</text:p>
      <text:p text:style-name="P3"><text:tab/><text:tab/><text:tab/>logged out automatically.</text:p>
      <text:p text:style-name="P4">4. Shopping Cart</text:p>
      <text:p text:style-name="P4"><text:tab/>4.1.<text:tab/>Logged In</text:p>
      <text:p text:style-name="P4"><text:tab/><text:tab/>4.1.1.<text:tab/>Can add items to cart</text:p>
      <text:p text:style-name="P4"><text:tab/><text:tab/><text:tab/>4.1.1.1.<text:tab/>If Item is not in stock, message displayed informing user to try</text:p>
      <text:p text:style-name="P4"><text:tab/><text:tab/><text:tab/><text:tab/>again later</text:p>
      <text:p text:style-name="P4"><text:tab/><text:tab/><text:tab/>4.1.1.2.<text:tab/>Customer can only purchase one of each item (no quantities</text:p>
      <text:p text:style-name="P4"><text:tab/><text:tab/><text:tab/><text:tab/>associated with orders)</text:p>
      <text:p text:style-name="P4"><text:tab/><text:tab/><text:tab/>4.1.1.3.</text:p>
      <text:p text:style-name="P4"><text:tab/><text:tab/>4.1.2.<text:tab/>If shopping cart not empty, a user may begin Checkout procedure</text:p>
      <text:p text:style-name="P4"><text:tab/>4.2. Not Logged In</text:p>
      <text:p text:style-name="P4"><text:tab/><text:tab/>4.2.1.<text:tab/>Can add items to cart</text:p>
      <text:p text:style-name="P4"><text:tab/><text:tab/>4.2.2.<text:tab/>User required to login before they may begin Checkout procedure</text:p>
      <text:p text:style-name="P4">5. Checkout procedure</text:p>
      <text:p text:style-name="P4"><text:tab/>5.1. User must successfully use shopping cart before beginning this procedure</text:p>
      <text:p text:style-name="P4"><text:tab/>5.2. Checkout page consists of</text:p>
      <text:p text:style-name="P4"><text:tab/><text:tab/>5.2.1.<text:tab/>A text box for promotion entering</text:p>
      <text:p text:style-name="P5"><text:tab/><text:tab/>5.2.2.<text:tab/>An overview of the purchase</text:p>
      <text:p text:style-name="P5"><text:tab/><text:tab/>5.2.3.<text:tab/>A text box to hold the credit card number</text:p>
      <text:p text:style-name="P4"><text:tab/><text:tab/>5.2.4.<text:tab/>A button to complete the order</text:p>
      <text:p text:style-name="P4"><text:soft-page-break/><text:tab/>5.3. Order details sent via email after the checkout has completed</text:p>
      <text:p text:style-name="P4"><text:tab/>5.4. On order completion the inventory is decremented based on items purchased by</text:p>
      <text:p text:style-name="P4"><text:tab/><text:tab/>user</text:p>
      <text:p text:style-name="P7">6.Support</text:p>
      <text:p text:style-name="P7"><text:tab/>6.1 There should be a feature for user queries to ask about the product,how to <text:tab/><text:tab/><text:tab/><text:tab/>buy,shipping,payment,Order Status etc.<text:span text:style-name="T5">(Using email)</text:span></text:p>
      <text:p text:style-name="P8">7.App Download</text:p>
      <text:p text:style-name="P8"><text:tab/>7.1 There Should be a feature for the user to get the downloa<text:span text:style-name="T6">d</text:span> link to the phone <text:span text:style-name="T6">vie,</text:span></text:p>
      <text:p text:style-name="P8"><text:tab/><text:tab/><text:span text:style-name="T6">1.QR Code.</text:span></text:p>
      <text:p text:style-name="P8"><text:tab/><text:tab/><text:span text:style-name="T6">2.Google PlayStore(Android)/App Store(iPhone) Link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23:58.333702284</meta:creation-date>
    <dc:date>2017-09-20T15:21:53.642346097</dc:date>
    <meta:editing-duration>PT2H47M3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345" meta:character-count="2286" meta:non-whitespace-character-count="1890"/>
  </office:meta>
</office:document-meta>
</file>